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000000" draw:marker-start-width="0.125cm" draw:marker-end-width="0.125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1cm" svg:stroke-color="#000000" draw:marker-start-width="0.076cm" draw:marker-end-width="0.0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049cm" draw:marker-end-width="0.04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000000" draw:marker-start-width="0.077cm" draw:marker-end-width="0.077cm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286cm"/>
    </style:style>
    <style:style style:name="gr10" style:family="graphic" style:parent-style-name="standard">
      <style:graphic-properties draw:stroke="none" svg:stroke-color="#000000" draw:fill="none" draw:fill-color="#ffffff" fo:min-height="2.032cm"/>
    </style:style>
    <style:style style:name="gr11" style:family="graphic" style:parent-style-name="standard">
      <style:graphic-properties draw:stroke="none" svg:stroke-color="#000000" draw:fill="none" draw:fill-color="#ffffff" fo:min-height="3.096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tyle="italic" style:font-style-asian="italic" style:font-style-complex="italic"/>
    </style:style>
    <style:style style:name="T1" style:family="text">
      <style:text-properties style:font-name="Liberation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188cm" svg:height="6.187cm" svg:x="6.64cm" svg:y="9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6.65cm" svg:y1="9.001cm" svg:x2="8.834cm" svg:y2="6.817cm">
            <text:p/>
          </draw:line>
          <draw:line draw:style-name="gr3" draw:text-style-name="P1" draw:layer="layout" svg:x1="12.837cm" svg:y1="9.001cm" svg:x2="15.021cm" svg:y2="6.817cm">
            <text:p/>
          </draw:line>
          <draw:line draw:style-name="gr4" draw:text-style-name="P1" draw:layer="layout" svg:x1="8.834cm" svg:y1="6.817cm" svg:x2="15.021cm" svg:y2="6.817cm">
            <text:p/>
          </draw:line>
          <draw:line draw:style-name="gr3" draw:text-style-name="P1" draw:layer="layout" svg:x1="12.854cm" svg:y1="15.163cm" svg:x2="15.079cm" svg:y2="12.938cm">
            <text:p/>
          </draw:line>
          <draw:line draw:style-name="gr4" draw:text-style-name="P1" draw:layer="layout" svg:x1="15.021cm" svg:y1="6.817cm" svg:x2="15.021cm" svg:y2="12.938cm">
            <text:p/>
          </draw:line>
          <draw:line draw:style-name="gr5" draw:text-style-name="P1" draw:layer="layout" svg:x1="7.135cm" svg:y1="9.001cm" svg:x2="7.135cm" svg:y2="15.188cm">
            <text:p/>
          </draw:line>
          <draw:line draw:style-name="gr5" draw:text-style-name="P1" draw:layer="layout" svg:x1="7.708cm" svg:y1="9.001cm" svg:x2="7.708cm" svg:y2="15.188cm">
            <text:p/>
          </draw:line>
          <draw:line draw:style-name="gr5" draw:text-style-name="P1" draw:layer="layout" svg:x1="7.135cm" svg:y1="9.001cm" svg:x2="7.135cm" svg:y2="15.188cm">
            <text:p/>
          </draw:line>
          <draw:line draw:style-name="gr5" draw:text-style-name="P1" draw:layer="layout" svg:x1="10cm" svg:y1="9.001cm" svg:x2="10cm" svg:y2="15.188cm">
            <text:p/>
          </draw:line>
          <draw:line draw:style-name="gr5" draw:text-style-name="P1" draw:layer="layout" svg:x1="9.427cm" svg:y1="9.001cm" svg:x2="9.427cm" svg:y2="15.188cm">
            <text:p/>
          </draw:line>
          <draw:line draw:style-name="gr5" draw:text-style-name="P1" draw:layer="layout" svg:x1="8.854cm" svg:y1="9.001cm" svg:x2="8.854cm" svg:y2="15.188cm">
            <text:p/>
          </draw:line>
          <draw:line draw:style-name="gr5" draw:text-style-name="P1" draw:layer="layout" svg:x1="8.281cm" svg:y1="9.001cm" svg:x2="8.281cm" svg:y2="15.188cm">
            <text:p/>
          </draw:line>
          <draw:line draw:style-name="gr6" draw:text-style-name="P1" draw:layer="layout" svg:x1="10.025cm" svg:y1="9.037cm" svg:x2="12.209cm" svg:y2="6.853cm">
            <text:p/>
          </draw:line>
          <draw:line draw:style-name="gr5" draw:text-style-name="P1" draw:layer="layout" svg:x1="10.609cm" svg:y1="9.037cm" svg:x2="10.609cm" svg:y2="15.224cm">
            <text:p/>
          </draw:line>
          <draw:line draw:style-name="gr5" draw:text-style-name="P1" draw:layer="layout" svg:x1="11.183cm" svg:y1="9.037cm" svg:x2="11.183cm" svg:y2="15.224cm">
            <text:p/>
          </draw:line>
          <draw:line draw:style-name="gr5" draw:text-style-name="P1" draw:layer="layout" svg:x1="12.329cm" svg:y1="9.037cm" svg:x2="12.329cm" svg:y2="15.224cm">
            <text:p/>
          </draw:line>
          <draw:line draw:style-name="gr5" draw:text-style-name="P1" draw:layer="layout" svg:x1="11.756cm" svg:y1="9.037cm" svg:x2="11.756cm" svg:y2="15.224cm">
            <text:p/>
          </draw:line>
          <draw:line draw:style-name="gr6" draw:text-style-name="P1" draw:layer="layout" svg:x1="7.123cm" svg:y1="9.001cm" svg:x2="9.307cm" svg:y2="6.817cm">
            <text:p/>
          </draw:line>
          <draw:line draw:style-name="gr6" draw:text-style-name="P1" draw:layer="layout" svg:x1="7.696cm" svg:y1="9.001cm" svg:x2="9.88cm" svg:y2="6.817cm">
            <text:p/>
          </draw:line>
          <draw:line draw:style-name="gr6" draw:text-style-name="P1" draw:layer="layout" svg:x1="8.27cm" svg:y1="9.001cm" svg:x2="10.454cm" svg:y2="6.817cm">
            <text:p/>
          </draw:line>
          <draw:line draw:style-name="gr6" draw:text-style-name="P1" draw:layer="layout" svg:x1="8.843cm" svg:y1="9.001cm" svg:x2="11.027cm" svg:y2="6.817cm">
            <text:p/>
          </draw:line>
          <draw:line draw:style-name="gr6" draw:text-style-name="P1" draw:layer="layout" svg:x1="9.416cm" svg:y1="9.001cm" svg:x2="11.6cm" svg:y2="6.817cm">
            <text:p/>
          </draw:line>
          <draw:line draw:style-name="gr6" draw:text-style-name="P1" draw:layer="layout" svg:x1="8.843cm" svg:y1="9.001cm" svg:x2="11.027cm" svg:y2="6.817cm">
            <text:p/>
          </draw:line>
          <draw:line draw:style-name="gr6" draw:text-style-name="P1" draw:layer="layout" svg:x1="10.562cm" svg:y1="9.001cm" svg:x2="12.746cm" svg:y2="6.817cm">
            <text:p/>
          </draw:line>
          <draw:line draw:style-name="gr6" draw:text-style-name="P1" draw:layer="layout" svg:x1="11.135cm" svg:y1="9.001cm" svg:x2="13.319cm" svg:y2="6.817cm">
            <text:p/>
          </draw:line>
          <draw:line draw:style-name="gr6" draw:text-style-name="P1" draw:layer="layout" svg:x1="11.709cm" svg:y1="9.001cm" svg:x2="13.893cm" svg:y2="6.817cm">
            <text:p/>
          </draw:line>
          <draw:line draw:style-name="gr6" draw:text-style-name="P1" draw:layer="layout" svg:x1="12.282cm" svg:y1="9.001cm" svg:x2="14.466cm" svg:y2="6.817cm">
            <text:p/>
          </draw:line>
          <draw:line draw:style-name="gr5" draw:text-style-name="P1" draw:layer="layout" svg:x1="13.189cm" svg:y1="8.608cm" svg:x2="13.189cm" svg:y2="14.792cm">
            <text:p/>
          </draw:line>
          <draw:line draw:style-name="gr5" draw:text-style-name="P1" draw:layer="layout" svg:x1="7.014cm" svg:y1="8.637cm" svg:x2="13.201cm" svg:y2="8.637cm">
            <text:p/>
          </draw:line>
          <draw:line draw:style-name="gr5" draw:text-style-name="P1" draw:layer="layout" svg:x1="6.628cm" svg:y1="9.54cm" svg:x2="12.815cm" svg:y2="9.54cm">
            <text:p/>
          </draw:line>
          <draw:line draw:style-name="gr5" draw:text-style-name="P1" draw:layer="layout" svg:x1="6.628cm" svg:y1="10.113cm" svg:x2="12.815cm" svg:y2="10.113cm">
            <text:p/>
          </draw:line>
          <draw:line draw:style-name="gr5" draw:text-style-name="P1" draw:layer="layout" svg:x1="6.628cm" svg:y1="10.686cm" svg:x2="12.815cm" svg:y2="10.686cm">
            <text:p/>
          </draw:line>
          <draw:line draw:style-name="gr5" draw:text-style-name="P1" draw:layer="layout" svg:x1="6.628cm" svg:y1="11.259cm" svg:x2="12.815cm" svg:y2="11.259cm">
            <text:p/>
          </draw:line>
          <draw:line draw:style-name="gr5" draw:text-style-name="P1" draw:layer="layout" svg:x1="6.628cm" svg:y1="11.832cm" svg:x2="12.815cm" svg:y2="11.832cm">
            <text:p/>
          </draw:line>
          <draw:line draw:style-name="gr5" draw:text-style-name="P1" draw:layer="layout" svg:x1="6.628cm" svg:y1="12.405cm" svg:x2="12.815cm" svg:y2="12.405cm">
            <text:p/>
          </draw:line>
          <draw:line draw:style-name="gr5" draw:text-style-name="P1" draw:layer="layout" svg:x1="6.628cm" svg:y1="12.979cm" svg:x2="12.815cm" svg:y2="12.979cm">
            <text:p/>
          </draw:line>
          <draw:line draw:style-name="gr5" draw:text-style-name="P1" draw:layer="layout" svg:x1="6.628cm" svg:y1="13.552cm" svg:x2="12.815cm" svg:y2="13.552cm">
            <text:p/>
          </draw:line>
          <draw:line draw:style-name="gr5" draw:text-style-name="P1" draw:layer="layout" svg:x1="6.628cm" svg:y1="14.125cm" svg:x2="12.815cm" svg:y2="14.125cm">
            <text:p/>
          </draw:line>
          <draw:line draw:style-name="gr5" draw:text-style-name="P1" draw:layer="layout" svg:x1="6.628cm" svg:y1="14.698cm" svg:x2="12.815cm" svg:y2="14.698cm">
            <text:p/>
          </draw:line>
          <draw:line draw:style-name="gr5" draw:text-style-name="P1" draw:layer="layout" svg:x1="6.628cm" svg:y1="14.125cm" svg:x2="12.815cm" svg:y2="14.125cm">
            <text:p/>
          </draw:line>
          <draw:line draw:style-name="gr7" draw:text-style-name="P1" draw:layer="layout" svg:x1="12.881cm" svg:y1="9.516cm" svg:x2="15.047cm" svg:y2="7.35cm">
            <text:p/>
          </draw:line>
          <draw:line draw:style-name="gr7" draw:text-style-name="P1" draw:layer="layout" svg:x1="12.881cm" svg:y1="10.124cm" svg:x2="15.047cm" svg:y2="7.958cm">
            <text:p/>
          </draw:line>
          <draw:line draw:style-name="gr7" draw:text-style-name="P1" draw:layer="layout" svg:x1="12.881cm" svg:y1="10.732cm" svg:x2="15.047cm" svg:y2="8.566cm">
            <text:p/>
          </draw:line>
          <draw:line draw:style-name="gr7" draw:text-style-name="P1" draw:layer="layout" svg:x1="12.881cm" svg:y1="11.255cm" svg:x2="15.008cm" svg:y2="9.128cm">
            <text:p/>
          </draw:line>
          <draw:line draw:style-name="gr7" draw:text-style-name="P1" draw:layer="layout" svg:x1="12.881cm" svg:y1="11.853cm" svg:x2="15.008cm" svg:y2="9.726cm">
            <text:p/>
          </draw:line>
          <draw:line draw:style-name="gr7" draw:text-style-name="P1" draw:layer="layout" svg:x1="12.881cm" svg:y1="12.45cm" svg:x2="15.008cm" svg:y2="10.323cm">
            <text:p/>
          </draw:line>
          <draw:line draw:style-name="gr7" draw:text-style-name="P1" draw:layer="layout" svg:x1="12.888cm" svg:y1="12.981cm" svg:x2="15.063cm" svg:y2="10.806cm">
            <text:p/>
          </draw:line>
          <draw:line draw:style-name="gr7" draw:text-style-name="P1" draw:layer="layout" svg:x1="12.881cm" svg:y1="13.573cm" svg:x2="14.963cm" svg:y2="11.491cm">
            <text:p/>
          </draw:line>
          <draw:line draw:style-name="gr7" draw:text-style-name="P1" draw:layer="layout" svg:x1="12.881cm" svg:y1="14.158cm" svg:x2="14.963cm" svg:y2="12.076cm">
            <text:p/>
          </draw:line>
          <draw:line draw:style-name="gr7" draw:text-style-name="P1" draw:layer="layout" svg:x1="12.881cm" svg:y1="14.742cm" svg:x2="14.963cm" svg:y2="12.66cm">
            <text:p/>
          </draw:line>
          <draw:line draw:style-name="gr7" draw:text-style-name="P1" draw:layer="layout" svg:x1="12.881cm" svg:y1="14.158cm" svg:x2="14.963cm" svg:y2="12.076cm">
            <text:p/>
          </draw:line>
          <draw:line draw:style-name="gr5" draw:text-style-name="P1" draw:layer="layout" svg:x1="7.314cm" svg:y1="8.337cm" svg:x2="13.501cm" svg:y2="8.337cm">
            <text:p/>
          </draw:line>
          <draw:line draw:style-name="gr5" draw:text-style-name="P1" draw:layer="layout" svg:x1="13.489cm" svg:y1="8.308cm" svg:x2="13.489cm" svg:y2="14.492cm">
            <text:p/>
          </draw:line>
          <draw:line draw:style-name="gr5" draw:text-style-name="P1" draw:layer="layout" svg:x1="7.614cm" svg:y1="8.037cm" svg:x2="13.801cm" svg:y2="8.037cm">
            <text:p/>
          </draw:line>
          <draw:line draw:style-name="gr5" draw:text-style-name="P1" draw:layer="layout" svg:x1="13.789cm" svg:y1="8.008cm" svg:x2="13.789cm" svg:y2="14.192cm">
            <text:p/>
          </draw:line>
          <draw:line draw:style-name="gr5" draw:text-style-name="P1" draw:layer="layout" svg:x1="7.914cm" svg:y1="7.737cm" svg:x2="14.101cm" svg:y2="7.737cm">
            <text:p/>
          </draw:line>
          <draw:line draw:style-name="gr5" draw:text-style-name="P1" draw:layer="layout" svg:x1="14.089cm" svg:y1="7.708cm" svg:x2="14.089cm" svg:y2="13.892cm">
            <text:p/>
          </draw:line>
          <draw:line draw:style-name="gr5" draw:text-style-name="P1" draw:layer="layout" svg:x1="8.214cm" svg:y1="7.437cm" svg:x2="14.401cm" svg:y2="7.437cm">
            <text:p/>
          </draw:line>
          <draw:line draw:style-name="gr5" draw:text-style-name="P1" draw:layer="layout" svg:x1="14.389cm" svg:y1="7.408cm" svg:x2="14.389cm" svg:y2="13.592cm">
            <text:p/>
          </draw:line>
          <draw:line draw:style-name="gr5" draw:text-style-name="P1" draw:layer="layout" svg:x1="8.514cm" svg:y1="7.137cm" svg:x2="14.701cm" svg:y2="7.137cm">
            <text:p/>
          </draw:line>
          <draw:line draw:style-name="gr5" draw:text-style-name="P1" draw:layer="layout" svg:x1="14.689cm" svg:y1="7.108cm" svg:x2="14.689cm" svg:y2="13.292cm">
            <text:p/>
          </draw:line>
        </draw:g>
        <draw:line draw:style-name="gr8" draw:text-style-name="P1" draw:layer="layout" svg:x1="5.572cm" svg:y1="15.224cm" svg:x2="5.572cm" svg:y2="9.128cm">
          <text:p/>
        </draw:line>
        <draw:frame draw:style-name="gr9" draw:text-style-name="P2" draw:layer="layout" svg:width="2.118cm" svg:height="2.536cm" svg:x="4.332cm" svg:y="11.922cm">
          <draw:text-box>
            <text:p text:style-name="P2"><text:span text:style-name="T1">n1</text:span></text:p>
          </draw:text-box>
        </draw:frame>
        <draw:line draw:style-name="gr8" draw:text-style-name="P1" draw:layer="layout" svg:x1="6.588cm" svg:y1="16.24cm" svg:x2="12.938cm" svg:y2="16.24cm">
          <text:p/>
        </draw:line>
        <draw:frame draw:style-name="gr10" draw:text-style-name="P2" draw:layer="layout" svg:width="2.032cm" svg:height="2.282cm" svg:x="9.128cm" svg:y="16.402cm">
          <draw:text-box>
            <text:p text:style-name="P2"><text:span text:style-name="T1">n2</text:span></text:p>
          </draw:text-box>
        </draw:frame>
        <draw:line draw:style-name="gr8" draw:text-style-name="P1" draw:layer="layout" svg:x1="13.446cm" svg:y1="15.732cm" svg:x2="15.732cm" svg:y2="13.446cm">
          <text:p/>
        </draw:line>
        <draw:frame draw:style-name="gr11" draw:text-style-name="P2" draw:layer="layout" svg:width="1.524cm" svg:height="3.346cm" svg:x="14.524cm" svg:y="14.326cm">
          <draw:text-box>
            <text:p text:style-name="P2"><text:span text:style-name="T1">n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20T14:52:14.695971584</meta:creation-date>
    <dc:date>2015-09-20T15:06:16.786305742</dc:date>
    <dc:creator>Ashwin </dc:creator>
    <meta:editing-duration>P0D</meta:editing-duration>
    <meta:editing-cycles>1</meta:editing-cycles>
    <meta:document-statistic meta:object-count="69"/>
    <meta:generator>LibreOffice/4.2.8.2$Linux_X86_64 LibreOffice_project/420m0$Build-2</meta:generator>
  </office:meta>
</office:document-meta>
</file>